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900000032F04D3C73.png"/>
  <manifest:file-entry manifest:media-type="image/png" manifest:full-path="Pictures/1000000000000004000000042C88C416.png"/>
  <manifest:file-entry manifest:media-type="image/png" manifest:full-path="Pictures/1000000000000004000000045A636F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transparent" fo:margin-left="0.3in" fo:margin-right="0in" BungeniSectionType="Preface" __BungeniMetaEditable="false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  <style:style style:name="Sect3" style:family="section">
      <style:section-properties fo:background-color="transparent" fo:margin-left="0.4in" fo:margin-right="0in" BungeniSectionType="PersonalStatement" __BungeniMetaEditable="false" style:editable="false">
        <style:columns fo:column-count="1" fo:column-gap="0in"/>
        <style:background-image xlink:href="Pictures/1000000000000004000000042C88C416.png" xlink:type="simple" xlink:actuate="onLoad" style:filter-name="PNG - Portable Network Graphic"/>
      </style:section-properties>
    </style:style>
    <style:style style:name="Sect4" style:family="section">
      <style:section-properties fo:background-color="transparent" fo:margin-left="0.6in" fo:margin-right="0in" BungeniSectionType="Speech" __BungeniMetaEditable="true" BungeniSpeechAsURI="/ontology/roles/ke/member" BungeniSpeechAsDesc="Member of Parliament" BungeniSpeechAs="MemberOfParliament" BungeniPersonID="578" BungeniPersonRole="578" BungeniSpeechByURI="ken.person.Mwirerie.Abdallah.1944-12-06" BungeniSpeechBy="Mwirerie Abdallah" __BungeniMetaEditor="toolbarSubAction.makeDebateSpeechBlockSection.section_creation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  <style:style style:name="Sect5" style:family="section">
      <style:section-properties fo:background-color="transparent" fo:margin-left="0.6in" fo:margin-right="0in" BungeniSectionType="Speech" __BungeniMetaEditable="true" BungeniSpeechAsURI="/ontology/roles/ke/asstminister" BungeniSpeechAsDesc="Assistant Minister" BungeniSpeechAs="AsstMinister" BungeniPersonID="537" BungeniPersonRole="537" BungeniSpeechByURI="ken.person.Tewuri.Buru.1945-10-22" BungeniSpeechBy="Tewuri Buru" __BungeniMetaEditor="toolbarSubAction.makeDebateSpeechBlockSection.section_creation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  <style:style style:name="Sect6" style:family="section">
      <style:section-properties fo:background-color="transparent" fo:margin-left="0.6in" fo:margin-right="0in" BungeniSectionType="Speech" __BungeniMetaEditable="true" BungeniSpeechAsURI="/ontology/roles/ke/member" BungeniSpeechAsDesc="Member of Parliament" BungeniSpeechAs="MemberOfParliament" BungeniPersonID="57" BungeniPersonRole="57" BungeniSpeechByURI="ken.person.Kivotha.Kibwana.1980-09-17" BungeniSpeechBy="Kivotha Kibwana" __BungeniMetaEditor="toolbarSubAction.makeDebateSpeechBlockSection.section_creation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section text:style-name="Sect2" text:name="preface">
          <text:p text:style-name="heading_5f_preface">This is the Preface for a document to test Speech translation</text:p>
          <text:p text:style-name="Standard"/>
          <text:p text:style-name="Standard"/>
          <text:p text:style-name="Standard"/>
          <text:p text:style-name="Standard"/>
        </text:section>
        <text:p text:style-name="Standard"/>
        <text:section text:style-name="Sect3" text:name="pstatemnt1">
          <text:p text:style-name="heading_5f_pstatement">This is a personal Statement</text:p>
          <text:section text:style-name="Sect4" text:name="speech1">
            <text:p text:style-name="Standard"><text:reference-mark-start text:name="BungeniSpeechBy:MwirerieAbdallah5998"/>Mr.Abdallah<text:reference-mark-end text:name="BungeniSpeechBy:MwirerieAbdallah5998"/> : I am saying blah. Blah. Errr blah.I am saying blah. Blah. Errr blah.I am saying blah. Blah. Errr blah.I am saying blah. Blah. Errr blah.</text:p>
            <text:p text:style-name="Standard"/>
            <text:p text:style-name="Standard"/>
          </text:section>
          <text:section text:style-name="Sect5" text:name="speech2">
            <text:p text:style-name="Standard"><text:reference-mark-start text:name="BungeniSpeechBy:TewuriBuru987"/>Tewuri Buru<text:reference-mark-end text:name="BungeniSpeechBy:TewuriBuru987"/>: I am also saying blah.Errr blah.I am saying blah. Blah. Errr blah.I am saying blah. Blah. Errr blah.I am saying blah. Blah. Errr blah.</text:p>
            <text:p text:style-name="Standard">Errr blah.I am saying blah. Blah. Errr blah.I am saying blah. Blah. Errr blah.I am saying blah. Blah. Errr blah.</text:p>
            <text:p text:style-name="Standard"/>
            <text:p text:style-name="Standard"/>
            <text:p text:style-name="Standard"/>
            <text:p text:style-name="Standard"/>
          </text:section>
          <text:section text:style-name="Sect6" text:name="speech3">
            <text:p text:style-name="Standard"><text:reference-mark-start text:name="BungeniSpeechBy:KivothaKibwana3147"/>Kivutha Kibwana<text:reference-mark-end text:name="BungeniSpeechBy:KivothaKibwana3147"/>: Bwana babu jambo bwana. Errr blah. Errr blah.I am saying blah. Blah. Errr blah.I am saying blah. Blah. Errr blah.I am saying blah. Blah. Errr blah.</text:p>
            <text:p text:style-name="Standard"/>
            <text:p text:style-name="Standard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_31_fye8nxb7t2at" draw:display-name="1fye8nxb7t2at" xlink:href="Pictures/1000000000000004000000045A636FA8.png" xlink:type="simple" xlink:show="embed" xlink:actuate="onLoad"/>
    <draw:fill-image draw:name="_35_ea367mk3i8r" draw:display-name="5ea367mk3i8r" xlink:href="Pictures/1000000000000004000000045A636FA8.png" xlink:type="simple" xlink:show="embed" xlink:actuate="onLoad"/>
    <draw:fill-image draw:name="_39_rdy8e7efuhf" draw:display-name="9rdy8e7efuhf" xlink:href="Pictures/1000000000000004000000042C88C416.png" xlink:type="simple" xlink:show="embed" xlink:actuate="onLoad"/>
    <draw:fill-image draw:name="aaj5u2jnwtl2" xlink:href="Pictures/1000000000000004000000045A636FA8.png" xlink:type="simple" xlink:show="embed" xlink:actuate="onLoad"/>
    <draw:fill-image draw:name="vm8st0kv9c2i" xlink:href="Pictures/1000000000000004000000045A636FA8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imes new roman" fo:font-weight="bold"/>
    </style:style>
    <style:style style:name="subheading_5f_motion" style:display-name="subheading_motion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/>
    <style:style style:name="heading_5f_papers" style:display-name="heading_papers" style:family="paragraph" style:parent-style-name="heading_5f_preface"/>
    <style:style style:name="heading_5f_question" style:display-name="heading_question" style:family="paragraph" style:parent-style-name="heading_5f_motion" style:next-style-name="Standard"/>
    <style:style style:name="subheading_5f_question" style:display-name="subheading_question" style:family="paragraph" style:parent-style-name="subheading_5f_motion" style:next-style-name="Standard"/>
    <style:style style:name="heading_5f_allquestions" style:display-name="heading_allquestions" style:family="paragraph" style:parent-style-name="heading_5f_question" style:next-style-name="Standard"/>
    <style:style style:name="heading_5f_pointoforder" style:display-name="heading_pointoforder" style:family="paragraph" style:parent-style-name="heading_5f_motion"/>
    <style:style style:name="heading_5f_comchair" style:display-name="heading_comchair" style:family="paragraph" style:parent-style-name="heading_5f_pointoforder"/>
    <style:style style:name="heading_5f_pstatement" style:display-name="heading_pstatement" style:family="paragraph" style:parent-style-name="heading_5f_pointoforder"/>
    <style:style style:name="subheading_5f_papers" style:display-name="subheading_papers" style:family="paragraph" style:parent-style-name="subheading_5f_preface"/>
    <style:style style:name="heading_5f_noticesofmotion" style:display-name="heading_noticesofmotion" style:family="paragraph" style:parent-style-name="heading_5f_motion"/>
    <style:style style:name="heading_5f_procmotions" style:display-name="heading_procmotions" style:family="paragraph" style:parent-style-name="heading_5f_noticesofmotion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 xlink:href="Pictures/10000000000002B900000032F04D3C73.png" xlink:type="simple" xlink:actuate="onLoad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8-05T12:27:28</meta:creation-date>
    <meta:editing-cycles>4</meta:editing-cycles>
    <meta:editing-duration>PT00H22M31S</meta:editing-duration>
    <meta:initial-creator>Ashok Hariharan</meta:initial-creator>
    <dc:date>2009-08-05T13:11:11</dc:date>
    <dc:creator>Ashok Hariharan</dc:creator>
    <meta:document-statistic meta:table-count="0" meta:image-count="0" meta:object-count="0" meta:page-count="1" meta:paragraph-count="7" meta:word-count="119" meta:character-count="675"/>
    <meta:user-defined meta:name="BungeniCountryCode">ke</meta:user-defined>
    <meta:user-defined meta:name="BungeniDocAuthor"/>
    <meta:user-defined meta:name="BungeniDocPart">main</meta:user-defined>
    <meta:user-defined meta:name="BungeniDocType">debaterecord</meta:user-defined>
    <meta:user-defined meta:name="BungeniExpAuthor">user.Ashok</meta:user-defined>
    <meta:user-defined meta:name="BungeniExpAuthorURI">user.Ashok</meta:user-defined>
    <meta:user-defined meta:name="BungeniExpDate">2009-08-05</meta:user-defined>
    <meta:user-defined meta:name="BungeniExpDateName">expDate</meta:user-defined>
    <meta:user-defined meta:name="BungeniExpURI">/ke/debaterecord/2009-9-15/eng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09-08-05</meta:user-defined>
    <meta:user-defined meta:name="BungeniManDateName">manDate</meta:user-defined>
    <meta:user-defined meta:name="BungeniManURI">/ke/debaterecord/2009-9-15/eng.xml</meta:user-defined>
    <meta:user-defined meta:name="BungeniOfficialDate">2009-09-15</meta:user-defined>
    <meta:user-defined meta:name="BungeniOfficialTime">12:27</meta:user-defined>
    <meta:user-defined meta:name="BungeniParliamentID">666</meta:user-defined>
    <meta:user-defined meta:name="BungeniParliamentSession">77</meta:user-defined>
    <meta:user-defined meta:name="BungeniParliamentSitting">888</meta:user-defined>
    <meta:user-defined meta:name="BungeniPublicationDate">2009-08-19</meta:user-defined>
    <meta:user-defined meta:name="BungeniPublicationName">debatew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09-09-15</meta:user-defined>
    <meta:user-defined meta:name="BungeniWorkDateName">workDate</meta:user-defined>
    <meta:user-defined meta:name="BungeniWorkURI">/ke/debaterecord/2009-9-15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notes&amp;gt;&amp;lt;/notes&amp;gt;</meta:user-defined>
  </office:meta>
</office:document-meta>
</file>